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mentEndpointRegistry.afterProperties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nagementEndpointRegistry.register( InternalEndpoint endpoint , Map &lt; String , ? &gt; 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nagementEndpointRegistry.setManagementAgent( ManagementAgent management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EndpointRegistry.setNamingStrategy( NamingStrategy naming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EndpointRegistry.unregister( InternalEndpoint endpoint , Map &lt; String , ? &gt; 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nagementEndpointRegistry.getNaming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EndpointRegistry.ManagementEndpoint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EndpointRegistry.exchangeDelivered( Exchange exchang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anagementEndpointRegistry.getManagementAg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EndpointRegistry.exchangeSent( Exchange exchang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